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_days">
            <text:p>t_days</text:p>
          </table:table-cell>
          <table:table-cell table:style-name="pd1" office:value-type="string" office:value="nu_GHz">
            <text:p>nu_GHz</text:p>
          </table:table-cell>
          <table:table-cell table:style-name="pd1" office:value-type="string" office:value="Fnu_mJy">
            <text:p>Fnu_mJy</text:p>
          </table:table-cell>
          <table:table-cell table:style-name="pd1" office:value-type="string" office:value="Fnu_err_mJy">
            <text:p>Fnu_err_mJ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.0826367338740546">
            <text:p>1.0826367338740546</text:p>
          </table:table-cell>
          <table:table-cell office:value-type="float" office:value="8.0">
            <text:p>8.0</text:p>
          </table:table-cell>
          <table:table-cell office:value-type="float" office:value="0.14184559956343065">
            <text:p>0.14184559956343065</text:p>
          </table:table-cell>
          <table:table-cell office:value-type="float" office:value="0.01595151667520782">
            <text:p>0.0159515166752078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7.27895384398315">
            <text:p>7.27895384398315</text:p>
          </table:table-cell>
          <table:table-cell office:value-type="float" office:value="8.0">
            <text:p>8.0</text:p>
          </table:table-cell>
          <table:table-cell office:value-type="float" office:value="0.5192882448091153">
            <text:p>0.5192882448091153</text:p>
          </table:table-cell>
          <table:table-cell office:value-type="float" office:value="0.06592923055466574">
            <text:p>0.06592923055466574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9.23670857187386">
            <text:p>9.23670857187386</text:p>
          </table:table-cell>
          <table:table-cell office:value-type="float" office:value="8.0">
            <text:p>8.0</text:p>
          </table:table-cell>
          <table:table-cell office:value-type="float" office:value="0.4400053705369428">
            <text:p>0.4400053705369428</text:p>
          </table:table-cell>
          <table:table-cell office:value-type="float" office:value="0.087283649817067">
            <text:p>0.08728364981706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4.873521072935118">
            <text:p>14.873521072935118</text:p>
          </table:table-cell>
          <table:table-cell office:value-type="float" office:value="8.0">
            <text:p>8.0</text:p>
          </table:table-cell>
          <table:table-cell office:value-type="float" office:value="0.18855410496186392">
            <text:p>0.18855410496186392</text:p>
          </table:table-cell>
          <table:table-cell office:value-type="float" office:value="0.04380366783160557">
            <text:p>0.0438036678316055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0.39195382313198">
            <text:p>30.39195382313198</text:p>
          </table:table-cell>
          <table:table-cell office:value-type="float" office:value="8.0">
            <text:p>8.0</text:p>
          </table:table-cell>
          <table:table-cell office:value-type="float" office:value="0.008116750325960381">
            <text:p>0.008116750325960381</text:p>
          </table:table-cell>
          <table:table-cell office:value-type="float" office:value="0.0017824397727276954">
            <text:p>0.0017824397727276954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8.93900918477494">
            <text:p>48.93900918477494</text:p>
          </table:table-cell>
          <table:table-cell office:value-type="float" office:value="8.0">
            <text:p>8.0</text:p>
          </table:table-cell>
          <table:table-cell office:value-type="float" office:value="0.0009561443813347601">
            <text:p>0.0009561443813347601</text:p>
          </table:table-cell>
          <table:table-cell office:value-type="float" office:value="8.005894880127107e-05">
            <text:p>8.005894880127107e-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